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Karijini</text:p>
              <text:p text:style-name="P3"/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/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/>
          <table:table-cell table:style-name="ce13" table:formula="of:=[.F171]+[.E172]" office:value-type="float" office:value="8842" calcext:value-type="float">
            <text:p>8842</text:p>
          </table:table-cell>
          <table:table-cell/>
          <table:table-cell table:formula="of:=[.H171]+[.G172]" office:value-type="float" office:value="40892" calcext:value-type="float">
            <text:p>40892</text:p>
          </table:table-cell>
          <table:table-cell/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number-columns-repeated="2"/>
          <table:table-cell table:style-name="ce43" table:formula="of:=[.K172]+[.L172]+[.M172]" office:value-type="currency" office:currency="USD" office:value="58.58" calcext:value-type="currency">
            <text:p>$58,58</text:p>
          </table:table-cell>
          <table:table-cell table:style-name="ce41" table:formula="of:=[.O171]+[.N172]" office:value-type="currency" office:currency="USD" office:value="12025.58628" calcext:value-type="currency">
            <text:p>$12 025,59</text:p>
          </table:table-cell>
          <table:table-cell table:style-name="ce41" table:formula="of:=[.A172]*budgetjour-[.O172]" office:value-type="currency" office:currency="USD" office:value="4390.41372" calcext:value-type="currency">
            <text:p>$4 390,4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string" office:string-value="Coral Bay" calcext:value-type="string">
            <text:p>Coral Bay</text:p>
          </table:table-cell>
          <table:table-cell table:number-columns-repeated="2"/>
          <table:table-cell table:style-name="ce13" table:formula="of:=[.F172]+[.E173]" office:value-type="float" office:value="8842" calcext:value-type="float">
            <text:p>8842</text:p>
          </table:table-cell>
          <table:table-cell/>
          <table:table-cell table:formula="of:=[.H172]+[.G173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2025.58628" calcext:value-type="currency">
            <text:p>$12 025,59</text:p>
          </table:table-cell>
          <table:table-cell table:style-name="ce41" table:formula="of:=[.A173]*budgetjour-[.O173]" office:value-type="currency" office:currency="USD" office:value="4486.41372" calcext:value-type="currency">
            <text:p>$4 486,41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842" calcext:value-type="float">
            <text:p>8842</text:p>
          </table:table-cell>
          <table:table-cell/>
          <table:table-cell table:formula="of:=[.H173]+[.G174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025.58628" calcext:value-type="currency">
            <text:p>$12 025,59</text:p>
          </table:table-cell>
          <table:table-cell table:style-name="ce41" table:formula="of:=[.A174]*budgetjour-[.O174]" office:value-type="currency" office:currency="USD" office:value="4582.41372" calcext:value-type="currency">
            <text:p>$4 582,41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842" calcext:value-type="float">
            <text:p>8842</text:p>
          </table:table-cell>
          <table:table-cell/>
          <table:table-cell table:formula="of:=[.H174]+[.G175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2025.58628" calcext:value-type="currency">
            <text:p>$12 025,59</text:p>
          </table:table-cell>
          <table:table-cell table:style-name="ce41" table:formula="of:=[.A175]*budgetjour-[.O175]" office:value-type="currency" office:currency="USD" office:value="4678.41372" calcext:value-type="currency">
            <text:p>$4 678,41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842" calcext:value-type="float">
            <text:p>8842</text:p>
          </table:table-cell>
          <table:table-cell/>
          <table:table-cell table:formula="of:=[.H175]+[.G176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2025.58628" calcext:value-type="currency">
            <text:p>$12 025,59</text:p>
          </table:table-cell>
          <table:table-cell table:style-name="ce41" table:formula="of:=[.A176]*budgetjour-[.O176]" office:value-type="currency" office:currency="USD" office:value="4774.41372" calcext:value-type="currency">
            <text:p>$4 774,41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842" calcext:value-type="float">
            <text:p>8842</text:p>
          </table:table-cell>
          <table:table-cell/>
          <table:table-cell table:formula="of:=[.H176]+[.G177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025.58628" calcext:value-type="currency">
            <text:p>$12 025,59</text:p>
          </table:table-cell>
          <table:table-cell table:style-name="ce41" table:formula="of:=[.A177]*budgetjour-[.O177]" office:value-type="currency" office:currency="USD" office:value="4870.41372" calcext:value-type="currency">
            <text:p>$4 870,41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842" calcext:value-type="float">
            <text:p>8842</text:p>
          </table:table-cell>
          <table:table-cell/>
          <table:table-cell table:formula="of:=[.H177]+[.G178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2025.58628" calcext:value-type="currency">
            <text:p>$12 025,59</text:p>
          </table:table-cell>
          <table:table-cell table:style-name="ce41" table:formula="of:=[.A178]*budgetjour-[.O178]" office:value-type="currency" office:currency="USD" office:value="4966.41372" calcext:value-type="currency">
            <text:p>$4 966,41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842" calcext:value-type="float">
            <text:p>8842</text:p>
          </table:table-cell>
          <table:table-cell/>
          <table:table-cell table:formula="of:=[.H178]+[.G179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2025.58628" calcext:value-type="currency">
            <text:p>$12 025,59</text:p>
          </table:table-cell>
          <table:table-cell table:style-name="ce41" table:formula="of:=[.A179]*budgetjour-[.O179]" office:value-type="currency" office:currency="USD" office:value="5062.41372" calcext:value-type="currency">
            <text:p>$5 062,41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842" calcext:value-type="float">
            <text:p>8842</text:p>
          </table:table-cell>
          <table:table-cell/>
          <table:table-cell table:formula="of:=[.H179]+[.G180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025.58628" calcext:value-type="currency">
            <text:p>$12 025,59</text:p>
          </table:table-cell>
          <table:table-cell table:style-name="ce41" table:formula="of:=[.A180]*budgetjour-[.O180]" office:value-type="currency" office:currency="USD" office:value="5158.41372" calcext:value-type="currency">
            <text:p>$5 158,41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842" calcext:value-type="float">
            <text:p>8842</text:p>
          </table:table-cell>
          <table:table-cell/>
          <table:table-cell table:formula="of:=[.H180]+[.G181]" office:value-type="float" office:value="40892" calcext:value-type="float">
            <text:p>40892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025.58628" calcext:value-type="currency">
            <text:p>$12 025,59</text:p>
          </table:table-cell>
          <table:table-cell table:style-name="ce41" table:formula="of:=[.A181]*budgetjour-[.O181]" office:value-type="currency" office:currency="USD" office:value="5254.41372" calcext:value-type="currency">
            <text:p>$5 254,41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583.823746666667" calcext:value-type="currency">
            <text:p>$583,82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29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50"/>
        <table:table-column table:style-name="co3" table:default-cell-style-name="ce57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06/09/23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07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08/09/23</text:p>
          </table:table-cell>
          <table:table-cell/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09/09/23</text:p>
          </table:table-cell>
          <table:table-cell/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10/09/23</text:p>
          </table:table-cell>
          <table:table-cell/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11/09/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12/09/23</text:p>
          </table:table-cell>
          <table:table-cell/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13/09/23</text:p>
          </table:table-cell>
          <table:table-cell/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14/09/23</text:p>
          </table:table-cell>
          <table:table-cell/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0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5" calcext:value-type="date">
            <text:p>15/09/23</text:p>
          </table:table-cell>
          <table:table-cell/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0]+[.D11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16/09/23</text:p>
          </table:table-cell>
          <table:table-cell/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1]+[.D12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7" calcext:value-type="date">
            <text:p>17/09/23</text:p>
          </table:table-cell>
          <table:table-cell/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2]+[.D13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8" calcext:value-type="date">
            <text:p>18/09/23</text:p>
          </table:table-cell>
          <table:table-cell/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3]+[.D14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19/09/23</text:p>
          </table:table-cell>
          <table:table-cell table:number-columns-repeated="6"/>
        </table:table-row>
        <table:table-row table:style-name="ro2">
          <table:table-cell office:value-type="date" office:date-value="2023-09-20" calcext:value-type="date">
            <text:p>20/09/23</text:p>
          </table:table-cell>
          <table:table-cell/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4]+[.D16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1" calcext:value-type="date">
            <text:p>21/09/23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22" calcext:value-type="date">
            <text:p>22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3" calcext:value-type="date">
            <text:p>23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24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25/09/23</text:p>
          </table:table-cell>
          <table:table-cell table:style-name="Default"/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depart</text:p>
          </table:table-cell>
          <table:table-cell table:style-name="Default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 style:data-style-name="N2" text:time-value="19:00:5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2T10:49:45.146000000</dc:date>
    <meta:editing-duration>P152DT4H51M34S</meta:editing-duration>
    <meta:editing-cycles>428</meta:editing-cycles>
    <meta:document-statistic meta:table-count="6" meta:cell-count="3459" meta:object-count="0"/>
  </office:meta>
</office:document-meta>
</file>